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ategory-3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2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4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5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6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7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1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2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3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4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5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6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7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8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9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0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1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2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3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4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5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6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7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8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9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0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1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2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3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4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5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6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7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8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9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0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1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2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3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4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5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6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7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8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9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LL</text:p>
          </table:table-cell>
          <table:table-cell table:style-name="ce31"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table:style-name="ce3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50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1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2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3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4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5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6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7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8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59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0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1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2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3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4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5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6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7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68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69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0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1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2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3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4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5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6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7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8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79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0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1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2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3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4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85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6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7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8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89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90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91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92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93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94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95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96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7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8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99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0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1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2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3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4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5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6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7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8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09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10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11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12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13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14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15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16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7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18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19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0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1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2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3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4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5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6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7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8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29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30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31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32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33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34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43:18.123419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45:13.054830885</dc:date>
    <meta:editing-duration>P3DT10H2M18S</meta:editing-duration>
    <meta:editing-cycles>335</meta:editing-cycles>
    <meta:generator>LibreOffice/6.0.7.3$Linux_X86_64 LibreOffice_project/00m0$Build-3</meta:generator>
    <meta:document-statistic meta:table-count="1" meta:cell-count="2452" meta:object-count="0"/>
  </office:meta>
</office:document-meta>
</file>